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0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on Re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ter Zsch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cal Bouill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on Stüb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3c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inon Shiray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 Maas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nis Lore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us Heidr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udio ire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sz Lachowsk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ooliga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usz Rychlińsk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y He/H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 Fisc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 Alber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1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eter Zscha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ennis Loren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ainon Shiray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heMooligan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cal Bouill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ton Stübn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us Heidri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imon Reic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dre Maask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3cu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opy He/Him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eusz Rychlińsk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sz Lachowski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 Fische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 Alber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laudio ireland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xround 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Tomasz Lachows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eusz Rychlińsk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ulius Heidri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3cu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opy He/Hi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ainon Shiray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ton Stübn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heMooligan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eter Zschau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cal Bouillo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imon Reich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 Albe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 Fisch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ennis Lorenz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dre Maask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laudio ireland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cel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xround 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ainon Shiray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 Fisch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sz Lachowski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imon Reic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 Alb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cal Bouill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laudio irelan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opy He/Him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eusz Rychliński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ennis Lorenz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dre Maask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us Heidric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eter Zschau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ton Stübner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3cu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heMooligan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xround 4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 Alb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sz Lachowsk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eusz Rychlińsk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 Fisch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eter Zschau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opy He/Him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dre Maask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3cu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laudio irelan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ennis Lorenz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el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imon Reich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ainon Shiray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heMooligan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ton Stübne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us Heidrich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cal Bouillon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xround 5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Ben Fisc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dre Maask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imon Rei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laudio irela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eter Zschau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masz Lachowsk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t3cu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ton Stübn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cal Bouill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ennis Lorenz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e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eusz Rychliński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ulius Heidrich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 Albe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ainon Shiray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heMooligans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opy He/Him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xround 6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3cu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opy He/Hi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ainon Shiray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Claudio ire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bias Kuehnemun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imon Reic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 Fisch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teusz Rychlińsk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masz Lachowski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ton Stübne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ndre Maask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Ben Albe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inus Muellerschoe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us Heidric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ennis Lorenz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heMooligan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eter Zschau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cal Bouillon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xtop 16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Be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üh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iel kär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</table:table>
      <table:table table:name="xtop 4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2T22:15:09.596000000</meta:creation-date>
    <meta:generator>LibreOffice/7.3.4.2$Windows_X86_64 LibreOffice_project/728fec16bd5f605073805c3c9e7c4212a0120dc5</meta:generator>
    <dc:date>2025-02-14T15:56:54.664000000</dc:date>
    <meta:editing-duration>P5DT13H17M35S</meta:editing-duration>
    <meta:editing-cycles>255</meta:editing-cycles>
    <meta:document-statistic meta:table-count="9" meta:cell-count="2428" meta:object-count="0"/>
    <meta:user-defined meta:name="ProgId">Excel.Sheet</meta:user-defined>
  </office:meta>
</office:document-meta>
</file>